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372000060590000347395017D58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4.664cm" svg:height="13.426cm" svg:x="1.482cm" svg:y="2.015cm">
          <draw:image xlink:href="Pictures/20000372000060590000347395017D5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1T14:37:49.628951504</meta:creation-date>
    <dc:date>2015-02-01T16:30:28.782106552</dc:date>
    <meta:editing-duration>PT7M40S</meta:editing-duration>
    <meta:editing-cycles>4</meta:editing-cycles>
    <meta:generator>LibreOffice/4.1.4.2$Linux_X86_64 LibreOffice_project/410$Build-2</meta:generator>
    <meta:document-statistic meta:object-count="1"/>
  </office:meta>
</office:document-meta>
</file>